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30%" draw:textarea-horizontal-align="justify" draw:textarea-vertical-align="middle" draw:auto-grow-height="false" fo:min-height="1.05cm" fo:min-width="0.8cm" draw:shadow-opacity="30%"/>
    </style:style>
    <style:style style:name="gr2" style:family="graphic" style:parent-style-name="standard">
      <style:graphic-properties draw:fill="solid" draw:fill-color="#729fcf" draw:opacity="30%" draw:textarea-horizontal-align="justify" draw:textarea-vertical-align="middle" draw:auto-grow-height="false" fo:min-height="9.25cm" fo:min-width="5cm" draw:shadow-opacity="30%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823cm" fo:min-width="0cm"/>
      <style:paragraph-properties style:writing-mode="lr-tb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opacity="30%"/>
      <style:paragraph-properties fo:text-align="center"/>
    </style:style>
    <style:style style:name="P2" style:family="paragraph">
      <loext:graphic-properties draw:fill="solid" draw:fill-color="#729fcf" draw:opacity="3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color="#ff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cm" svg:height="1.3cm" svg:x="16cm" svg:y="6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cm" svg:height="9.5cm" svg:x="1.8cm" svg:y="3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4cm" svg:y1="5.3cm" svg:x2="4.4cm" svg:y2="6.3cm">
          <text:p/>
        </draw:line>
        <draw:frame draw:style-name="gr4" draw:text-style-name="P4" draw:layer="layout" svg:width="5.193cm" svg:height="0.962cm" svg:x="9.7cm" svg:y="1.6cm">
          <draw:text-box>
            <text:p>Input 1 x 28 x 28</text:p>
          </draw:text-box>
        </draw:frame>
        <draw:frame draw:style-name="gr5" draw:text-style-name="P4" draw:layer="layout" svg:width="4.389cm" svg:height="1.673cm" svg:x="2.3cm" svg:y="3.5cm">
          <draw:text-box>
            <text:p><text:s text:c="2"/>Convolution</text:p>
            <text:p><text:s text:c="2"/>3x3@<text:span text:style-name="T1">nfilters</text:span></text:p>
          </draw:text-box>
        </draw:frame>
        <draw:frame draw:style-name="gr5" draw:text-style-name="P4" draw:layer="layout" svg:width="4.028cm" svg:height="0.962cm" svg:x="2.4cm" svg:y="6.201cm">
          <draw:text-box>
            <text:p>Batch Norm.</text:p>
          </draw:text-box>
        </draw:frame>
        <draw:frame draw:style-name="gr5" draw:text-style-name="P4" draw:layer="layout" svg:width="2.119cm" svg:height="0.962cm" svg:x="3.3cm" svg:y="8.201cm">
          <draw:text-box>
            <text:p>ReLU</text:p>
          </draw:text-box>
        </draw:frame>
        <draw:frame draw:style-name="gr5" draw:text-style-name="P4" draw:layer="layout" svg:width="3.427cm" svg:height="1.673cm" svg:x="2.701cm" svg:y="10.201cm">
          <draw:text-box>
            <text:p>Max-Pool.</text:p>
            <text:p>3x3, <text:span text:style-name="T1">stride</text:span></text:p>
          </draw:text-box>
        </draw:frame>
        <draw:line draw:style-name="gr3" draw:text-style-name="P3" draw:layer="layout" svg:x1="4.4cm" svg:y1="7.2cm" svg:x2="4.4cm" svg:y2="8.2cm">
          <text:p/>
        </draw:line>
        <draw:line draw:style-name="gr3" draw:text-style-name="P3" draw:layer="layout" svg:x1="4.4cm" svg:y1="9.2cm" svg:x2="4.4cm" svg:y2="10.2cm">
          <text:p/>
        </draw:line>
        <draw:frame draw:style-name="gr4" draw:text-style-name="P4" draw:layer="layout" svg:width="5.116cm" svg:height="3.095cm" svg:x="2.3cm" svg:y="12.727cm">
          <draw:text-box>
            <text:p><text:span text:style-name="T1">conv_block</text:span>( </text:p>
            <text:p><text:s text:c="4"/>nchannels_in,</text:p>
            <text:p><text:s text:c="4"/>nfilters,</text:p>
            <text:p><text:s text:c="4"/>stride)</text:p>
          </draw:text-box>
        </draw:frame>
        <draw:frame draw:style-name="gr5" draw:text-style-name="P4" draw:layer="layout" svg:width="5.853cm" svg:height="0.962cm" svg:x="9.3cm" svg:y="3.6cm">
          <draw:text-box>
            <text:p>conv_block(1,16,1)</text:p>
          </draw:text-box>
        </draw:frame>
        <draw:frame draw:style-name="gr5" draw:text-style-name="P4" draw:layer="layout" svg:width="6.204cm" svg:height="0.962cm" svg:x="9.301cm" svg:y="5.5cm">
          <draw:text-box>
            <text:p>conv_block(16,64,2)</text:p>
          </draw:text-box>
        </draw:frame>
        <draw:line draw:style-name="gr3" draw:text-style-name="P3" draw:layer="layout" svg:x1="12.1cm" svg:y1="4.6cm" svg:x2="12.1cm" svg:y2="5.6cm">
          <text:p/>
        </draw:line>
        <draw:line draw:style-name="gr3" draw:text-style-name="P3" draw:layer="layout" svg:x1="12.1cm" svg:y1="6.6cm" svg:x2="12.1cm" svg:y2="7.9cm">
          <text:p/>
        </draw:line>
        <draw:frame draw:style-name="gr5" draw:text-style-name="P4" draw:layer="layout" svg:width="3.952cm" svg:height="0.962cm" svg:x="10.1cm" svg:y="7.8cm">
          <draw:text-box>
            <text:p>concatenate</text:p>
          </draw:text-box>
        </draw:frame>
        <draw:frame draw:style-name="gr5" draw:text-style-name="P4" draw:layer="layout" svg:width="1.738cm" svg:height="0.962cm" svg:x="11.2cm" svg:y="9.7cm">
          <draw:text-box>
            <text:p>Flat </text:p>
          </draw:text-box>
        </draw:frame>
        <draw:line draw:style-name="gr6" draw:text-style-name="P3" draw:layer="layout" svg:x1="12.1cm" svg:y1="5cm" svg:x2="16.6cm" svg:y2="5cm">
          <text:p/>
        </draw:line>
        <draw:line draw:style-name="gr3" draw:text-style-name="P3" draw:layer="layout" svg:x1="16.6cm" svg:y1="5cm" svg:x2="16.6cm" svg:y2="6.3cm">
          <text:p/>
        </draw:line>
        <draw:frame draw:style-name="gr4" draw:text-style-name="P4" draw:layer="layout" svg:width="0.853cm" svg:height="0.962cm" svg:x="16.6cm" svg:y="6.8cm">
          <draw:text-box>
            <text:p>2</text:p>
          </draw:text-box>
        </draw:frame>
        <draw:line draw:style-name="gr3" draw:text-style-name="P3" draw:layer="layout" svg:x1="16.5cm" svg:y1="6.6cm" svg:x2="16.5cm" svg:y2="7.5cm">
          <text:p/>
        </draw:line>
        <draw:line draw:style-name="gr6" draw:text-style-name="P3" draw:layer="layout" svg:x1="16.7cm" svg:y1="7.7cm" svg:x2="16.7cm" svg:y2="8.3cm">
          <text:p/>
        </draw:line>
        <draw:line draw:style-name="gr3" draw:text-style-name="P3" draw:layer="layout" svg:x1="16.7cm" svg:y1="8.3cm" svg:x2="14cm" svg:y2="8.3cm">
          <text:p/>
        </draw:line>
        <draw:line draw:style-name="gr3" draw:text-style-name="P3" draw:layer="layout" svg:x1="12.1cm" svg:y1="10.6cm" svg:x2="12.1cm" svg:y2="11.8cm">
          <text:p/>
        </draw:line>
        <draw:frame draw:style-name="gr7" draw:text-style-name="P4" draw:layer="layout" svg:width="8.4cm" svg:height="1.073cm" svg:x="8cm" svg:y="11.827cm">
          <draw:text-box>
            <text:p>Linear (14x14x(16+64),512)</text:p>
          </draw:text-box>
        </draw:frame>
        <draw:line draw:style-name="gr3" draw:text-style-name="P3" draw:layer="layout" svg:x1="12.1cm" svg:y1="8.8cm" svg:x2="12.1cm" svg:y2="9.8cm">
          <text:p/>
        </draw:line>
        <draw:frame draw:style-name="gr8" draw:text-style-name="P4" draw:layer="layout" svg:width="4.4cm" svg:height="0.962cm" svg:x="10.1cm" svg:y="15.9cm">
          <draw:text-box>
            <text:p>Dropout (0.2)</text:p>
          </draw:text-box>
        </draw:frame>
        <draw:frame draw:style-name="gr5" draw:text-style-name="P4" draw:layer="layout" svg:width="2.119cm" svg:height="0.962cm" svg:x="11cm" svg:y="13.9cm">
          <draw:text-box>
            <text:p>ReLU</text:p>
          </draw:text-box>
        </draw:frame>
        <draw:frame draw:style-name="gr7" draw:text-style-name="P4" draw:layer="layout" svg:width="8.4cm" svg:height="1.073cm" svg:x="8cm" svg:y="11.828cm">
          <draw:text-box>
            <text:p>Linear (14x14x(16+64),512)</text:p>
          </draw:text-box>
        </draw:frame>
        <draw:frame draw:style-name="gr5" draw:text-style-name="P4" draw:layer="layout" svg:width="2.119cm" svg:height="0.962cm" svg:x="11cm" svg:y="13.901cm">
          <draw:text-box>
            <text:p>ReLU</text:p>
          </draw:text-box>
        </draw:frame>
        <draw:frame draw:style-name="gr7" draw:text-style-name="P4" draw:layer="layout" svg:width="5cm" svg:height="1.073cm" svg:x="9.6cm" svg:y="17.829cm">
          <draw:text-box>
            <text:p>Linear (512, 10)</text:p>
          </draw:text-box>
        </draw:frame>
        <draw:line draw:style-name="gr3" draw:text-style-name="P3" draw:layer="layout" svg:x1="12.1cm" svg:y1="12.9cm" svg:x2="12.1cm" svg:y2="13.9cm">
          <text:p/>
        </draw:line>
        <draw:line draw:style-name="gr3" draw:text-style-name="P3" draw:layer="layout" svg:x1="12.1cm" svg:y1="14.9cm" svg:x2="12.1cm" svg:y2="15.9cm">
          <text:p/>
        </draw:line>
        <draw:line draw:style-name="gr3" draw:text-style-name="P3" draw:layer="layout" svg:x1="12.1cm" svg:y1="16.8cm" svg:x2="12.1cm" svg:y2="17.8cm">
          <text:p/>
        </draw:line>
        <draw:line draw:style-name="gr3" draw:text-style-name="P3" draw:layer="layout" svg:x1="12.1cm" svg:y1="2.4cm" svg:x2="12.1cm" svg:y2="3.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3T16:33:14.120028919</meta:creation-date>
    <dc:date>2021-08-21T16:19:26.301838820</dc:date>
    <meta:editing-duration>PT1H16M</meta:editing-duration>
    <meta:editing-cycles>20</meta:editing-cycles>
    <meta:generator>LibreOffice/6.4.7.2$Linux_X86_64 LibreOffice_project/40$Build-2</meta:generator>
    <meta:document-statistic meta:object-count="35"/>
  </office:meta>
</office:document-meta>
</file>